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Standard" style:list-style-name="L3">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6">
      <style:paragraph-properties fo:text-align="start" style:justify-single-word="false"/>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4"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5" style:family="paragraph" style:parent-style-name="Standard" style:list-style-name="L4">
      <style:paragraph-properties fo:margin-top="0in" fo:margin-bottom="0.0783in" fo:text-align="start" style:justify-single-word="false"/>
    </style:style>
    <style:style style:name="P26" style:family="paragraph" style:parent-style-name="Standard" style:list-style-name="L5">
      <style:paragraph-properties fo:margin-top="0in" fo:margin-bottom="0.0783in" fo:text-align="start" style:justify-single-word="false"/>
    </style:style>
    <style:style style:name="P27" style:family="paragraph" style:parent-style-name="Standard" style:list-style-name="L5">
      <style:paragraph-properties fo:margin-top="0in" fo:margin-bottom="0.0783in"/>
    </style:style>
    <style:style style:name="P28" style:family="paragraph" style:parent-style-name="Standard" style:list-style-name="L5">
      <style:paragraph-properties fo:margin-top="0in" fo:margin-bottom="0.0783in" fo:line-height="100%" fo:text-align="start" style:justify-single-word="false"/>
    </style:style>
    <style:style style:name="P29" style:family="paragraph" style:parent-style-name="Text_20_body" style:list-style-name="L2"/>
    <style:style style:name="P30" style:family="paragraph" style:parent-style-name="Text_20_body" style:list-style-name="Ordered_20_List"/>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0</text:p>
      <text:p text:style-name="P2"/>
      <text:p text:style-name="P10">December 2009</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Before You Start<text:tab/>4</text:p>
          <text:p text:style-name="P36">New to the Servlet Container (aka., Java Web Server)<text:tab/>4</text:p>
          <text:p text:style-name="P36">New to Java Language<text:tab/>4</text:p>
          <text:p text:style-name="P35">1. Creating an Application from Scratch<text:tab/>5</text:p>
          <text:p text:style-name="P36">1. Environment Setup<text:tab/>5</text:p>
          <text:p text:style-name="P36">2. Step by Step Tutorial<text:tab/>7</text:p>
          <text:p text:style-name="P35">2. Creating an Application from Scratch (with IDE)<text:tab/>10</text:p>
          <text:p text:style-name="P36">Installing Eclipse IDE<text:tab/>10</text:p>
          <text:p text:style-name="P36">Installing ZK Studio<text:tab/>10</text:p>
          <text:p text:style-name="P36">Setup and Configure ZK Library<text:tab/>10</text:p>
          <text:p text:style-name="P36">Create a New Dynamic Web Project<text:tab/>14</text:p>
          <text:p text:style-name="P35">3. Running A Sample Application<text:tab/>22</text:p>
          <text:p text:style-name="P36">No Installation Required<text:tab/>22</text:p>
          <text:p text:style-name="P36">Installing Sample Application on Your Computer<text:tab/>22</text:p>
          <text:p text:style-name="P35">Appendix A. The Content of Binary Distribution<text:tab/>23</text:p>
          <text:p text:style-name="P36">/doc<text:tab/>23</text:p>
          <text:p text:style-name="P36">/dist/lib<text:tab/>23</text:p>
          <text:p text:style-name="P36">/dist/lib/zkforge<text:tab/>23</text:p>
          <text:p text:style-name="P36">/dist/lib/ext<text:tab/>24</text:p>
          <text:p text:style-name="P36">/dist/src<text:tab/>25</text:p>
          <text:p text:style-name="P36">/dist/xsd<text:tab/>25</text:p>
          <text:p text:style-name="P36">/dist/WEB-INF<text:tab/>25</text:p>
          <text:p text:style-name="P35">Appendix B. The Content of Demo Distribution<text:tab/>26</text:p>
          <text:p text:style-name="P36">/<text:tab/>26</text:p>
          <text:p text:style-name="P36">/zkdemo<text:tab/>26</text:p>
          <text:p text:style-name="P36">/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5556517"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6247093"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6243758" text:continue-list="list36247093"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5561557"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4.3327in" svg:height="4.1346in"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5578115" text:style-name="L2">
        <text:list-item>
          <text:p text:style-name="P29">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6242845" text:continue-numbering="true" text:style-name="L2">
        <text:list-item>
          <text:p text:style-name="P29">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6223946" text:continue-numbering="true" text:style-name="L2">
        <text:list-item>
          <text:p text:style-name="P29">Create web.xml</text:p>
        </text:list-item>
      </text:list>
      <text:p text:style-name="Text_20_body_20_indent">Create web.xml under $TOMCAT_HOME\webapps\myZK\WEB-INF, and Copy the following lines into web.xml </text:p>
      <text:p text:style-name="Code_20_Indent">&lt;web-app&gt;</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text:soft-page-break/>&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p text:style-name="Code_20_Indent">&lt;/web-app&gt;</text:p>
      <text:list xml:id="list36230298" text:continue-numbering="true" text:style-name="L2">
        <text:list-item>
          <text:p text:style-name="P29">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6232988" text:continue-numbering="true" text:style-name="L2">
        <text:list-item>
          <text:p text:style-name="P29">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soft-page-break/></text:p>
      <text:list xml:id="list36236274" text:continue-numbering="true" text:style-name="L2">
        <text:list-item>
          <text:p text:style-name="P29">Browse the Application</text:p>
          <text:p text:style-name="P29">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6241100" text:continue-list="list36243758" text:style-name="Ordered_20_List">
        <text:list-item text:start-value="1">
          <text:p text:style-name="P30">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6249320" text:continue-list="list36241100" text:style-name="Ordered_20_List">
        <text:list-item text:start-value="1">
          <text:p text:style-name="P30">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5569564" text:style-name="L3">
        <text:list-item>
          <text:p text:style-name="P23">Start the Eclipse which already has ZK Studio installed.</text:p>
        </text:list-item>
        <text:list-item>
          <text:p text:style-name="P23">Click <text:span text:style-name="T3">[Window]/[Preferences]</text:span> in Eclipse main menu.</text:p>
        </text:list-item>
        <text:list-item>
          <text:p text:style-name="P23">On the Preferences Window, select <text:span text:style-name="T3">ZK/ZK Packages</text:span>.</text:p>
        </text:list-item>
        <text:list-item>
          <text:p text:style-name="P23">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4">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4">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18">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4" text:outline-level="2">Create a New Dynamic Web Project</text:h>
      <text:list xml:id="list35571498" text:style-name="L4">
        <text:list-item>
          <text:p text:style-name="P25">Click <text:span text:style-name="T3">[File]/[New]/[Dynamic Web Project]</text:span> in Eclipse main menu</text:p>
        </text:list-item>
        <text:list-item>
          <text:p text:style-name="P25">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19">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5">Click <text:span text:style-name="T3">Next</text:span></text:p>
        </text:list-item>
        <text:list-item>
          <text:p text:style-name="P25">If you don't want to modify the default directory of Context Root, Content Directory, Java Source Directory, just click <text:span text:style-name="T3">Next</text:span>.</text:p>
        </text:list-item>
        <text:list-item>
          <text:p text:style-name="P25">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5">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5583743" text:style-name="L5">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6">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1">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5570373" text:style-name="L6">
        <text:list-item>
          <text:p text:style-name="P2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0">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6234916" text:continue-list="list36249320" text:style-name="Ordered_20_List">
        <text:list-item text:start-value="1">
          <text:p text:style-name="P30">Download zk-demo-5.0.0.zip from <text:a xlink:type="simple" xlink:href="http://sourceforge.net/project/showfiles.php?group_id=152762&amp;package_id=169309">here (sourceforge.net)</text:a>.</text:p>
          <text:p text:style-name="P30">http://downloads.sourceforge.net/zk1/zk-demo-5.0.0.zip</text:p>
        </text:list-item>
        <text:list-item>
          <text:p text:style-name="P30">Unzip zk-demo-5.0.0.zip, and Copy zkdemo.war to the $TOMCAT_HOME\webapps directory</text:p>
        </text:list-item>
        <text:list-item>
          <text:p text:style-name="P30">Execute $TOMCAT_HOME\bin\tomcat5w.exe, and clicks Start button to activate your Web Server.</text:p>
        </text:list-item>
        <text:list-item>
          <text:p text:style-name="P30">Open your browser to visit <text:a xlink:type="simple" xlink:href="http://localhost:8080/zkdemo-all/userguide">http://localhost:8080/zkdemo/userguide</text:a>. </text:p>
          <text:p text:style-name="P30">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5.0.0.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0_50</text:p>
            <text:p text:style-name="P15">[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text:soft-page-break/>[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text:soft-page-break/>(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4-25T11:36:21</meta:creation-date>
    <dc:date>2010-01-13T16:12:29.37</dc:date>
    <dc:language>en-US</dc:language>
    <meta:editing-cycles>65</meta:editing-cycles>
    <meta:editing-duration>PT02H20M54S</meta:editing-duration>
    <meta:document-statistic meta:table-count="4" meta:image-count="19" meta:object-count="0" meta:page-count="26" meta:paragraph-count="292" meta:word-count="2436" meta:character-count="17452"/>
    <meta:user-defined meta:name="Info 1"/>
    <meta:user-defined meta:name="Info 2"/>
    <meta:user-defined meta:name="Info 3"/>
    <meta:user-defined meta:name="Info 4"/>
  </office:meta>
</office:document-meta>
</file>